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f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F3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Planilha10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1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1:05:32.734360235</meta:creation-date>
    <dc:date>2014-07-21T13:13:11.135438804</dc:date>
    <meta:editing-duration>PT1H37M15S</meta:editing-duration>
    <meta:editing-cycles>9</meta:editing-cycles>
    <meta:generator>LibreOffice/4.2.4.2$Linux_X86_64 LibreOffice_project/420m0$Build-2</meta:generator>
    <meta:document-statistic meta:table-count="5" meta:cell-count="138" meta:object-count="0"/>
  </office:meta>
</office:document-meta>
</file>